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BA00000060556A787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text-properties style:font-name="Arial Unicode MS"/>
    </style:style>
    <style:style style:name="P3" style:family="paragraph" style:parent-style-name="Text_20_body">
      <style:paragraph-properties fo:text-align="start" style:justify-single-word="false"/>
      <style:text-properties style:font-name="Arial Unicode M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Heading_20_3">
      <style:paragraph-properties fo:text-align="justify" style:justify-single-word="false"/>
    </style:style>
    <style:style style:name="P7" style:family="paragraph" style:parent-style-name="Standard">
      <style:paragraph-properties fo:text-align="justify" style:justify-single-word="false"/>
      <style:text-properties style:font-name="Arial Unicode MS"/>
    </style:style>
    <style:style style:name="P8" style:family="paragraph" style:parent-style-name="Heading_20_3">
      <style:paragraph-properties fo:text-align="justify" style:justify-single-word="false"/>
    </style:style>
    <style:style style:name="P9" style:family="paragraph" style:parent-style-name="Heading_20_1">
      <style:paragraph-properties fo:text-align="center" style:justify-single-word="fals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Text_20_body">
      <style:paragraph-properties fo:text-align="justify" style:justify-single-word="false"/>
      <style:text-properties style:font-name="Arial Unicode MS"/>
    </style:style>
    <style:style style:name="P14" style:family="paragraph" style:parent-style-name="Text_20_body" style:list-style-name="L1">
      <style:paragraph-properties fo:text-align="justify" style:justify-single-word="false"/>
      <style:text-properties style:font-name="Arial Unicode MS"/>
    </style:style>
    <style:style style:name="P15" style:family="paragraph" style:parent-style-name="Text_20_body">
      <style:paragraph-properties fo:text-align="justify" style:justify-single-word="false"/>
      <style:text-properties fo:color="#b84700" style:font-name="Arial Unicode MS"/>
    </style:style>
    <style:style style:name="P16" style:family="paragraph" style:parent-style-name="Text_20_body" style:list-style-name="L1">
      <style:paragraph-properties fo:margin-top="0cm" fo:margin-bottom="0cm" fo:text-align="justify" style:justify-single-word="false"/>
      <style:text-properties style:font-name="Arial Unicode MS"/>
    </style:style>
    <style:style style:name="T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inyWall - Frequently Asked Questions</text:h>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0">TinyWall - Frequently Asked Questions<text:tab/>1</text:p>
          <text:p text:style-name="P11">General &amp; Installation<text:tab/>1</text:p>
          <text:p text:style-name="P12">What are the system requirements to run TinyWall?<text:tab/>1</text:p>
          <text:p text:style-name="P12">How does TinyWall compare to other firewall products?<text:tab/>1</text:p>
          <text:p text:style-name="P12">How do I uninstall TinyWall?<text:tab/>2</text:p>
          <text:p text:style-name="P12">Is TinyWall compatible with other security software?<text:tab/>2</text:p>
          <text:p text:style-name="P12">After installation TinyWall is automatically granted internet access. Why?<text:tab/>2</text:p>
          <text:p text:style-name="P11">Operation of TinyWall<text:tab/>2</text:p>
          <text:p text:style-name="P12">I installed TinyWall and now I cannot access the internet. What happened?<text:tab/>2</text:p>
          <text:p text:style-name="P12">What is the use of the "Block" profile if TinyWall blocks all applications by default anyway?<text:tab/>2</text:p>
          <text:p text:style-name="P12">How do I edit the allowed and blocked ports for an application?<text:tab/>2</text:p>
          <text:p text:style-name="P12">What is the difference between the HTTP(S) and the Web Browser profiles?<text:tab/>3</text:p>
          <text:p text:style-name="P12">What is the difference between the Outbound and the Blind Trust profiles?<text:tab/>3</text:p>
          <text:p text:style-name="P11">Application Specific Issues<text:tab/>3</text:p>
          <text:p text:style-name="P12">Windows Live applications (Mail, Messenger, Sync etc.)<text:tab/>3</text:p>
          <text:p text:style-name="P12">Mozilla Firefox<text:tab/>3</text:p>
          <text:p text:style-name="P12">Steam games<text:tab/>4</text:p>
          <text:p text:style-name="P12">avast! Antivirus<text:tab/>4</text:p>
          <text:p text:style-name="P12">AdMuncher<text:tab/>4</text:p>
          <text:p text:style-name="P12">MailWasher<text:tab/>4</text:p>
          <text:p text:style-name="P12">Virtual machines<text:tab/>4</text:p>
          <text:p text:style-name="P12">Windows Remote Desktop<text:tab/>4</text:p>
        </text:index-body>
      </text:table-of-content>
      <text:p text:style-name="P5"/>
      <text:h text:style-name="Heading_20_2" text:outline-level="2">General &amp; Installation</text:h>
      <text:h text:style-name="P6" text:outline-level="3"><text:bookmark text:name="sysreqs"/>What are the system requirements to run TinyWall?</text:h>
      <text:p text:style-name="P2">TinyWall runs on all versions (including all editions and languages, 32bit and 64bit) of Windows 7 and Windows Vista. Windows Vista users need to install Microsoft .Net Framework 3.5 SP1. However, firewall tampering protection is only active on Windows 7.</text:p>
      <text:h text:style-name="P6" text:outline-level="3"><text:bookmark text:name="product_comparison"/>How does TinyWall compare to other firewall products?</text:h>
      <text:p text:style-name="P2">The traditional task of a firewall is to filter network traffic to ensure that no unwanted network communication takes place. In this regard TinyWall is just as reliable as any other paid firewall. Some other products include a Host-based Intrusion Prevention System (HIPS) which provides additional security, at the cost of incompatiblity with some applications and the need for more user intervention. TinyWall does not come with HIPS functionality.</text:p>
      <text:h text:style-name="P6" text:outline-level="3"><text:soft-page-break/>How do I uninstall TinyWall?</text:h>
      <text:p text:style-name="P2">To make sure that TinyWall cannot be removed by 3rd party applications, it is impossible to initiate removal from the Windows Control Panel. Instead, from TinyWall's tray menu, go to Manage, select the Maintenance tab and click the Uninstall button there. If this button is greyed out, you first need to select Elevate in the tray menu to make sure you have the necessary privileges.</text:p>
      <text:h text:style-name="P6" text:outline-level="3"><text:bookmark text:name="compatiblity"/>Is TinyWall compatible with other security software?</text:h>
      <text:list xml:id="list43507289" text:style-name="L1">
        <text:list-item>
          <text:p text:style-name="P16">TinyWall should be compatible with all antivirus software. None of the tested antivirus software conflicted with TinyWall. </text:p>
        </text:list-item>
        <text:list-item>
          <text:p text:style-name="P16">With the exception of Windows Firewall, no other firewall software should be active while TinyWall is installed. Even if two firewall products can technically coexist, it is strongly discouraged to avoid user confusion. </text:p>
        </text:list-item>
        <text:list-item>
          <text:p text:style-name="P16">No compatibility problems have been detected with blocklisting software. </text:p>
        </text:list-item>
        <text:list-item>
          <text:p text:style-name="P14">HIPS software should not be active while TinyWall is installed, or make sure not to restrict TinyWall in the HIPS software. </text:p>
        </text:list-item>
      </text:list>
      <text:h text:style-name="P6" text:outline-level="3">After installation TinyWall is automatically granted internet access. Why?</text:h>
      <text:p text:style-name="P2">This is to enable the automatic update checks and the download of updates for TinyWall. TinyWall does not send any information about the user or the computer over the internet. If you still wish to deny TinyWall access to the internet, disable TinyWall on the Special Exceptions tab.</text:p>
      <text:p text:style-name="P2"/>
      <text:h text:style-name="Heading_20_2" text:outline-level="2">Operation of TinyWall</text:h>
      <text:h text:style-name="P6" text:outline-level="3">I installed TinyWall and now I cannot access the internet. What happened?</text:h>
      <text:p text:style-name="P2">Upon installation TinyWall locks down your PC such that no network communication may take place. Use one of the "Whitelist by ..." options in the tray menu to unblock specific applications.</text:p>
      <text:h text:style-name="P6" text:outline-level="3"><text:bookmark text:name="block_profile"/>What is the use of the "Block" profile if TinyWall blocks all applications by default anyway?</text:h>
      <text:p text:style-name="P2">TinyWall blocks all applications by default in some of its operation modes, including the "Normal" mode which is the standard mode of operation. The Block profile is usefull to explicitly deny network access for an application even when the firewall mode is set to "Allow outgoing".</text:p>
      <text:h text:style-name="P6" text:outline-level="3"><text:bookmark text:name="port_edit"/>How do I edit the allowed and blocked ports for an application?</text:h>
      <text:p text:style-name="P2">TinyWall encourages you to use one or more of the predefined profiles to unblock applications. If none of those profiles fit your needs, you have the option to specify further <text:soft-page-break/>ports to be whitelisted for an application. In the profile association window for an application, click the "Advanced" button in the bottom left of the window to add custom ports to be whitelisted.</text:p>
      <text:h text:style-name="P6" text:outline-level="3"><text:bookmark text:name="https_vs_webbrowser"/>What is the difference between the HTTP(S) and the Web Browser profiles?</text:h>
      <text:p text:style-name="P2">The "HTTP(S)" profile, as its name suggests, allows only the HTTP (TCP 80) and HTTPS (TCP 443) protocols. The "Web browser" profile allows, in addition to HTTP(S), some futher ports to support streaming multimedia and some common plugins.</text:p>
      <text:h text:style-name="P6" text:outline-level="3"><text:bookmark text:name="Outbound_vs_blindtrust"/>What is the difference between the Outbound and the Blind Trust profiles?</text:h>
      <text:p text:style-name="P2">"Outbound" allows an application to initiate TCP/UDP connections to any port of a remote machine. "Blind trust" also allows the application to listen for and accept incoming connection requests from remote machines. For most applications "Outbound" should be more than enough. "Blind trust" is needed for software that also act as a server and you cannot specify the specific ports the program should be allowed to listen on. "Blind trust" is the least tight/secure profile and should only be used when you have no other choice.</text:p>
      <text:p text:style-name="P7"/>
      <text:h text:style-name="Heading_20_2" text:outline-level="2">Application Specific Issues</text:h>
      <text:p text:style-name="P2">You might find that even though you have whitelisted the executable of an application, it still cannot connect to the internet. However, the conclusion that TinyWall is not working is probably wrong. This kind of issue is most often caused by whitelisting the wrong executables, or not whitelisting every executable needed for the operation of the program. Some applications use multiple executables to connect to the internet. If you do not unblock them all, it might appear that TinyWall is not working. This section is dedicated to list some of the most common applications that are „tricky“ in this respect.</text:p>
      <text:p text:style-name="P15">In all of the answers below, if you cannot find the specified file in the „Program Files“ folder, also check in „Program Files (x86)“.</text:p>
      <text:h text:style-name="P6" text:outline-level="3">Windows Live applications (Mail, Messenger, Sync etc.)</text:h>
      <text:p text:style-name="P2">Make sure to whitelist the following executables in addition to the main .exe of the application:</text:p>
      <text:p text:style-name="P3">C:\Program Files\Windows Live\Contacts\wlcomm.exe<text:line-break/>C:\Program Files\Common Files\microsoft shared\Windows Live\WLIDSVC.EXE </text:p>
      <text:h text:style-name="P6" text:outline-level="3">Mozilla Firefox</text:h>
      <text:p text:style-name="P2">Videos, streaming media and some plugins might not work unless you unblock the following executable:</text:p>
      <text:p text:style-name="P3">&lt;firefox installation folder&gt;\plugin-container.exe</text:p>
      <text:h text:style-name="P6" text:outline-level="3"><text:soft-page-break/>Steam games</text:h>
      <text:p text:style-name="P3">In addition to the main Steam executable, if you want to play games, make sure to whitelist the following executables. Depending on the game some of these files may not actually be present or may not need to be unblocked.</text:p>
      <text:p text:style-name="P3">Steam.exe (autodetected by TinyWall)<text:line-break/>Game executable <text:span text:style-name="T1">(e.g. C:\Program Files\Steam\SteamApps\common\&lt;game&gt;\&lt;game&gt;.exe)<text:line-break/></text:span>Game launcher <text:span text:style-name="T1">(e.g. C:\Program Files\Steam\SteamApps\common\&lt;game&gt;\&lt;game&gt;Launcher.exe)</text:span></text:p>
      <text:h text:style-name="P6" text:outline-level="3">avast! Antivirus</text:h>
      <text:p text:style-name="P2">Some shields of avast! work by redirecting other applications to the local computer, then making the internet connection themselves instead of the original program. As a result, avast! needs to be unblocked instead of your browser, for example. The recommended solution is to unblock the „avast! Antivirus“ service in TinyWall. The downside is that you won‘t be able to control the applications separately that connect over this service. <text:span text:style-name="T1">A second solution is to disable the corresponding avast! shield (for example, the Web Shield), but this is not recommended because you‘d loose that protection of avast!.</text:span></text:p>
      <text:h text:style-name="P6" text:outline-level="3">AdMuncher</text:h>
      <text:p text:style-name="P2">AdMuncher works similarly to avast!, redirecting other applications to itself. The solution is to unblock AdMuncher in TinyWall.</text:p>
      <text:h text:style-name="P6" text:outline-level="3">MailWasher</text:h>
      <text:p text:style-name="P2">MailWasher works similarly to avast!, redirecting other applications to itself. The solution is to unblock MailWasher in TinyWall.</text:p>
      <text:h text:style-name="P6" text:outline-level="3">Virtual machines</text:h>
      <text:p text:style-name="P2">If you want to access the internet from the guest system of a virtual mahcine, whitelist the virtual machine software.</text:p>
      <text:h text:style-name="P6" text:outline-level="3">Windows Remote Desktop</text:h>
      <text:p text:style-name="P2">TinyWall does not currently support accepting remote assistance using the default Windows software. However, you can still give remote assistance while using TinyWa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fik1" text:anchor-type="paragraph" svg:x="0.03cm" svg:y="-0.845cm" svg:width="6.001cm" svg:height="1.305cm" draw:z-index="3"><draw:image xlink:href="Pictures/10000000000001BA00000060556A7879.png" xlink:type="simple" xlink:show="embed" xlink:actuate="onLoad"/></draw:frame></text:p>
      </style:header>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13:43:48.34</meta:creation-date>
    <dc:date>2012-01-14T23:45:48.19</dc:date>
    <meta:editing-duration>PT55M48S</meta:editing-duration>
    <meta:editing-cycles>24</meta:editing-cycles>
    <meta:generator>LibreOffice/3.4$Win32 LibreOffice_project/340m1$Build-302</meta:generator>
    <meta:document-statistic meta:table-count="0" meta:image-count="1" meta:object-count="0" meta:page-count="4" meta:paragraph-count="72" meta:word-count="1258" meta:character-count="8051" meta:non-whitespace-character-count="6863"/>
  </office:meta>
</office:document-meta>
</file>